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D8000006DA528D92EF83BADAB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Go" svg:font-family="G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Linux Libertine O1" svg:font-family="'Linux Libertine O'" style:font-adornments="Normal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5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style:font-name="Linux Libertine O" fo:font-size="58pt" style:font-size-asian="58pt" style:font-size-complex="58pt"/>
    </style:style>
    <style:style style:name="P3" style:family="paragraph">
      <loext:graphic-properties draw:fill="none" draw:fill-color="#ffffff"/>
    </style:style>
    <style:style style:name="T1" style:family="text">
      <style:text-properties style:font-name="Linux Libertine O" fo:font-size="58pt" style:font-size-asian="58pt" style:font-size-complex="58pt"/>
    </style:style>
    <style:style style:name="T2" style:family="text">
      <style:text-properties style:font-name="Linux Libertine O1" fo:font-size="38pt" style:font-size-asian="40pt" style:font-size-complex="40pt"/>
    </style:style>
    <style:style style:name="T3" style:family="text">
      <style:text-properties style:font-name="Linux Libertine O1" fo:font-size="5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2" draw:layer="layout" svg:width="18.999cm" svg:height="26.875cm" svg:x="1cm" svg:y="1.412cm">
          <draw:image xlink:href="Pictures/10000000000004D8000006DA528D92EF83BADAB8.jpg" xlink:type="simple" xlink:show="embed" xlink:actuate="onLoad" draw:mime-type="image/jpeg">
            <text:p text:style-name="P1"><text:span text:style-name="T1"/></text:p>
          </draw:image>
        </draw:frame>
        <draw:frame draw:style-name="gr2" draw:text-style-name="P3" draw:layer="layout" svg:width="15.75cm" svg:height="15.75cm" svg:x="2cm" svg:y="2.5cm">
          <draw:text-box>
            <text:p><text:span text:style-name="T2">Manuel García Morente</text:span></text:p>
            <text:p/>
            <text:p/>
            <text:p/>
            <text:p/>
            <text:p><text:span text:style-name="T3">Lecciones preliminares</text:span></text:p>
            <text:p><text:span text:style-name="T3">de filosofí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Go" svg:font-family="G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Linux Libertine O1" svg:font-family="'Linux Libertine O'" style:font-adornments="Normal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4-05T08:13:58.579107058</dc:date>
    <meta:editing-duration>PT9M43S</meta:editing-duration>
    <meta:editing-cycles>2</meta:editing-cycles>
    <meta:generator>LibreOffice/7.3.7.2$Linux_X86_64 LibreOffice_project/30$Build-2</meta:generator>
    <meta:document-statistic meta:object-count="2"/>
  </office:meta>
</office:document-meta>
</file>